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8cm" svg:height="0.962cm" svg:x="14.6cm" svg:y="5.9cm">
          <draw:text-box>
            <text:p>Explanatory</text:p>
          </draw:text-box>
        </draw:frame>
        <draw:frame draw:style-name="gr1" draw:text-style-name="P1" draw:layer="layout" svg:width="7.8cm" svg:height="0.962cm" svg:x="5.2cm" svg:y="5.938cm">
          <draw:text-box>
            <text:p>Predictive </text:p>
          </draw:text-box>
        </draw:frame>
        <draw:frame draw:style-name="gr1" draw:text-style-name="P1" draw:layer="layout" svg:width="7.8cm" svg:height="0.962cm" svg:x="10.4cm" svg:y="2.4cm">
          <draw:text-box>
            <text:p>Model</text:p>
          </draw:text-box>
        </draw:frame>
        <draw:frame draw:style-name="gr1" draw:text-style-name="P1" draw:layer="layout" svg:width="4.6cm" svg:height="0.962cm" svg:x="12.4cm" svg:y="8.6cm">
          <draw:text-box>
            <text:p>Confirmatory</text:p>
          </draw:text-box>
        </draw:frame>
        <draw:frame draw:style-name="gr2" draw:text-style-name="P1" draw:layer="layout" svg:width="3.707cm" svg:height="0.962cm" svg:x="18.775cm" svg:y="8.638cm">
          <draw:text-box>
            <text:p>Exploratory</text:p>
          </draw:text-box>
        </draw:frame>
        <draw:line draw:style-name="gr3" draw:text-style-name="P2" draw:layer="layout" svg:x1="11.2cm" svg:y1="3.6cm" svg:x2="7.6cm" svg:y2="5.8cm">
          <text:p/>
        </draw:line>
        <draw:line draw:style-name="gr3" draw:text-style-name="P2" draw:layer="layout" svg:x1="12cm" svg:y1="3.6cm" svg:x2="16cm" svg:y2="5.8cm">
          <text:p/>
        </draw:line>
        <draw:line draw:style-name="gr3" draw:text-style-name="P2" draw:layer="layout" svg:x1="16.2cm" svg:y1="6.862cm" svg:x2="14.6cm" svg:y2="8.8cm">
          <text:p/>
        </draw:line>
        <draw:line draw:style-name="gr3" draw:text-style-name="P2" draw:layer="layout" svg:x1="17.8cm" svg:y1="6.862cm" svg:x2="19.6cm" svg:y2="8.63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22-11-07T22:27:29.752234355</meta:creation-date>
    <dc:date>2022-11-07T22:32:16.958509747</dc:date>
    <dc:creator>Steffi </dc:creator>
    <meta:editing-duration>PT4M47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